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</manifest:manifest>
</file>

<file path=content.xml><?xml version="1.0" encoding="utf-8"?>
<office:document xmlns:office="urn:oasis:names:tc:opendocument:xmlns:office:1.0" xmlns:table="urn:oasis:names:tc:opendocument:xmlns:table:1.0" xmlns:text="urn:oasis:names:tc:opendocument:xmlns:text:1.0" xmlns:style="urn:oasis:names:tc:opendocument:xmlns:style:1.0" xmlns:fo="urn:oasis:names:tc:opendocument:xmlns:xsl-fo-compatible:1.0" xmlns:xlink="http://www.w3.org/1999/xlink" xmlns:number="urn:oasis:names:tc:opendocument:xmlns:datastyle:1.0" xmlns:svg="urn:oasis:names:tc:opendocument:xmlns:svg-compatible:1.0" xmlns:of="urn:oasis:names:tc:opendocument:xmlns:of:1.2" office:version="1.2" office:mimetype="application/vnd.oasis.opendocument.spreadsheet-flat-xml">
  <office:meta/>
  <office:settings/>
  <office:scripts/>
  <office:font-face-decls/>
  <office:styles/>
  <office:automatic-styles/>
  <office:master-styles/>
  <office:body>
    <office:spreadsheet>
      <table:table table:name="manifest">
        <table:table-column table:number-columns-repeated="3" table:default-cell-style-name="Default"/>
        <table:table-row>
          <table:table-cell office:value-type="string">
            <text:p>Sheet</text:p>
          </table:table-cell>
          <table:table-cell office:value-type="string">
            <text:p>CSV</text:p>
          </table:table-cell>
          <table:table-cell office:value-type="string">
            <text:p>Source ODS</text:p>
          </table:table-cell>
        </table:table-row>
        <table:table-row>
          <table:table-cell office:value-type="string">
            <text:p>continuous</text:p>
          </table:table-cell>
          <table:table-cell office:value-type="string">
            <text:p>/home/kapelner/workspace/matching_on_the_fly_designs_R_package_and_paper_repr/package_tests/comprehensive_tests_results_nc_1_continuous.csv</text:p>
          </table:table-cell>
          <table:table-cell office:value-type="string">
            <text:p>/home/kapelner/workspace/matching_on_the_fly_designs_R_package_and_paper_repr/package_tests/calc_external_links/sources/comprehensive_tests_results_nc_1_continuous.ods</text:p>
          </table:table-cell>
        </table:table-row>
        <table:table-row>
          <table:table-cell office:value-type="string">
            <text:p>count</text:p>
          </table:table-cell>
          <table:table-cell office:value-type="string">
            <text:p>/home/kapelner/workspace/matching_on_the_fly_designs_R_package_and_paper_repr/package_tests/comprehensive_tests_results_nc_1_count.csv</text:p>
          </table:table-cell>
          <table:table-cell office:value-type="string">
            <text:p>/home/kapelner/workspace/matching_on_the_fly_designs_R_package_and_paper_repr/package_tests/calc_external_links/sources/comprehensive_tests_results_nc_1_count.ods</text:p>
          </table:table-cell>
        </table:table-row>
        <table:table-row>
          <table:table-cell office:value-type="string">
            <text:p>incidence</text:p>
          </table:table-cell>
          <table:table-cell office:value-type="string">
            <text:p>/home/kapelner/workspace/matching_on_the_fly_designs_R_package_and_paper_repr/package_tests/comprehensive_tests_results_nc_1_incidence.csv</text:p>
          </table:table-cell>
          <table:table-cell office:value-type="string">
            <text:p>/home/kapelner/workspace/matching_on_the_fly_designs_R_package_and_paper_repr/package_tests/calc_external_links/sources/comprehensive_tests_results_nc_1_incidence.ods</text:p>
          </table:table-cell>
        </table:table-row>
        <table:table-row>
          <table:table-cell office:value-type="string">
            <text:p>ordinal</text:p>
          </table:table-cell>
          <table:table-cell office:value-type="string">
            <text:p>/home/kapelner/workspace/matching_on_the_fly_designs_R_package_and_paper_repr/package_tests/comprehensive_tests_results_nc_1_ordinal.csv</text:p>
          </table:table-cell>
          <table:table-cell office:value-type="string">
            <text:p>/home/kapelner/workspace/matching_on_the_fly_designs_R_package_and_paper_repr/package_tests/calc_external_links/sources/comprehensive_tests_results_nc_1_ordinal.ods</text:p>
          </table:table-cell>
        </table:table-row>
        <table:table-row>
          <table:table-cell office:value-type="string">
            <text:p>proportion</text:p>
          </table:table-cell>
          <table:table-cell office:value-type="string">
            <text:p>/home/kapelner/workspace/matching_on_the_fly_designs_R_package_and_paper_repr/package_tests/comprehensive_tests_results_nc_1_proportion.csv</text:p>
          </table:table-cell>
          <table:table-cell office:value-type="string">
            <text:p>/home/kapelner/workspace/matching_on_the_fly_designs_R_package_and_paper_repr/package_tests/calc_external_links/sources/comprehensive_tests_results_nc_1_proportion.ods</text:p>
          </table:table-cell>
        </table:table-row>
        <table:table-row>
          <table:table-cell office:value-type="string">
            <text:p>survival</text:p>
          </table:table-cell>
          <table:table-cell office:value-type="string">
            <text:p>/home/kapelner/workspace/matching_on_the_fly_designs_R_package_and_paper_repr/package_tests/comprehensive_tests_results_nc_1_survival.csv</text:p>
          </table:table-cell>
          <table:table-cell office:value-type="string">
            <text:p>/home/kapelner/workspace/matching_on_the_fly_designs_R_package_and_paper_repr/package_tests/calc_external_links/sources/comprehensive_tests_results_nc_1_survival.ods</text:p>
          </table:table-cell>
        </table:table-row>
      </table:table>
      <table:table table:name="continuous">
        <table:table-column table:number-columns-repeated="23" table:default-cell-style-name="Default"/>
        <table:table-row>
          <table:table-cell office:value-type="string">
            <table:cell-range-source table:name="DATA" table:last-column-spanned="23" table:last-row-spanned="14534" table:refresh-delay="PT60S" xlink:href="file:///home/kapelner/workspace/matching_on_the_fly_designs_R_package_and_paper_repr/package_tests/calc_external_links/sources/comprehensive_tests_results_nc_1_continuous.ods" xlink:type="simple" xlink:actuate="onLoad"/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number-rows-repeated="14533"/>
      </table:table>
      <table:table table:name="count">
        <table:table-column table:number-columns-repeated="23" table:default-cell-style-name="Default"/>
        <table:table-row>
          <table:table-cell office:value-type="string">
            <table:cell-range-source table:name="DATA" table:last-column-spanned="23" table:last-row-spanned="494" table:refresh-delay="PT60S" xlink:href="file:///home/kapelner/workspace/matching_on_the_fly_designs_R_package_and_paper_repr/package_tests/calc_external_links/sources/comprehensive_tests_results_nc_1_count.ods" xlink:type="simple" xlink:actuate="onLoad"/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number-rows-repeated="493"/>
      </table:table>
      <table:table table:name="incidence">
        <table:table-column table:number-columns-repeated="23" table:default-cell-style-name="Default"/>
        <table:table-row>
          <table:table-cell office:value-type="string">
            <table:cell-range-source table:name="DATA" table:last-column-spanned="23" table:last-row-spanned="30712" table:refresh-delay="PT60S" xlink:href="file:///home/kapelner/workspace/matching_on_the_fly_designs_R_package_and_paper_repr/package_tests/calc_external_links/sources/comprehensive_tests_results_nc_1_incidence.ods" xlink:type="simple" xlink:actuate="onLoad"/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number-rows-repeated="30711"/>
      </table:table>
      <table:table table:name="ordinal">
        <table:table-column table:number-columns-repeated="23" table:default-cell-style-name="Default"/>
        <table:table-row>
          <table:table-cell office:value-type="string">
            <table:cell-range-source table:name="DATA" table:last-column-spanned="23" table:last-row-spanned="1167" table:refresh-delay="PT60S" xlink:href="file:///home/kapelner/workspace/matching_on_the_fly_designs_R_package_and_paper_repr/package_tests/calc_external_links/sources/comprehensive_tests_results_nc_1_ordinal.ods" xlink:type="simple" xlink:actuate="onLoad"/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number-rows-repeated="1166"/>
      </table:table>
      <table:table table:name="proportion">
        <table:table-column table:number-columns-repeated="23" table:default-cell-style-name="Default"/>
        <table:table-row>
          <table:table-cell office:value-type="string">
            <table:cell-range-source table:name="DATA" table:last-column-spanned="23" table:last-row-spanned="1078" table:refresh-delay="PT60S" xlink:href="file:///home/kapelner/workspace/matching_on_the_fly_designs_R_package_and_paper_repr/package_tests/calc_external_links/sources/comprehensive_tests_results_nc_1_proportion.ods" xlink:type="simple" xlink:actuate="onLoad"/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number-rows-repeated="1077"/>
      </table:table>
      <table:table table:name="survival">
        <table:table-column table:number-columns-repeated="23" table:default-cell-style-name="Default"/>
        <table:table-row>
          <table:table-cell office:value-type="string">
            <table:cell-range-source table:name="DATA" table:last-column-spanned="23" table:last-row-spanned="385" table:refresh-delay="PT60S" xlink:href="file:///home/kapelner/workspace/matching_on_the_fly_designs_R_package_and_paper_repr/package_tests/calc_external_links/sources/comprehensive_tests_results_nc_1_survival.ods" xlink:type="simple" xlink:actuate="onLoad"/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number-rows-repeated="384"/>
      </table:table>
    </office:spreadsheet>
  </office:body>
</office:document>
</file>